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Header">
      <style:text-properties officeooo:rsid="00031e20" officeooo:paragraph-rsid="00031e20"/>
    </style:style>
    <style:style style:name="P2" style:family="paragraph" style:parent-style-name="Heading_20_1">
      <style:text-properties officeooo:rsid="00031e20" officeooo:paragraph-rsid="00031e20"/>
    </style:style>
    <style:style style:name="P3" style:family="paragraph" style:parent-style-name="Text_20_body">
      <style:text-properties officeooo:rsid="00035f22" officeooo:paragraph-rsid="00035f22"/>
    </style:style>
    <style:style style:name="P4" style:family="paragraph" style:parent-style-name="Title">
      <style:text-properties officeooo:rsid="00031e20" officeooo:paragraph-rsid="00031e20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Laboratório 6 – Programação Concorrente</text:span></text:p>
      <text:h text:style-name="P2" text:outline-level="1">Atividade 1</text:h>
      <text:p text:style-name="P3">2. A palavra-chave <text:span text:style-name="T2">static</text:span><text:span text:style-name="T3"> dita ao programa para alocar estaticamente, de forma fixa, o endereço de memória da variável, dessa forma seu estado não é perdido para diferentes invocações da função, mesmo em multithreading</text:span>.</text:p>
      <text:p text:style-name="P3"/>
      <text:p text:style-name="P3">4. A princípio sim pois não houve mensagens de erro e a impressão do estado do buffer aparentou estar sendo respeitado pelos consumidores e produtor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1e20" officeooo:paragraph-rsid="00031e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luno: Diego Vasconcelos Schardosim de Matos</text:p>
        <text:p text:style-name="MP1">DRE: 12009872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3T10:27:29.797271074</meta:creation-date>
    <dc:date>2024-05-23T10:44:19.177684046</dc:date>
    <meta:editing-duration>PT16M52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6" meta:word-count="73" meta:character-count="478" meta:non-whitespace-character-count="410"/>
  </office:meta>
</office:document-meta>
</file>